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wasdee" officeooo:rsid="001f51d8" officeooo:paragraph-rsid="001eb59f"/>
    </style:style>
    <style:style style:name="P2" style:family="paragraph" style:parent-style-name="Standard">
      <style:text-properties style:font-name="Sawasdee" officeooo:rsid="001f51d8" officeooo:paragraph-rsid="001f51d8"/>
    </style:style>
    <style:style style:name="P3" style:family="paragraph" style:parent-style-name="Standard">
      <style:text-properties style:font-name="Sawasdee" officeooo:rsid="00213a67" officeooo:paragraph-rsid="00213a67"/>
    </style:style>
    <style:style style:name="P4" style:family="paragraph" style:parent-style-name="Standard">
      <style:text-properties style:font-name="Sawasdee" officeooo:rsid="0024261d" officeooo:paragraph-rsid="0024261d"/>
    </style:style>
    <style:style style:name="P5" style:family="paragraph" style:parent-style-name="Standard">
      <style:text-properties style:font-name="Sawasdee" officeooo:rsid="0024a85d" officeooo:paragraph-rsid="0024a85d"/>
    </style:style>
    <style:style style:name="T1" style:family="text">
      <style:text-properties officeooo:rsid="00213a67"/>
    </style:style>
    <style:style style:name="T2" style:family="text">
      <style:text-properties officeooo:rsid="00229553"/>
    </style:style>
    <style:style style:name="T3" style:family="text">
      <style:text-properties officeooo:rsid="0024a8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Face est une association composée environs de 4 employé. Elle à pour objectif principale de lutter contre l’exclusion dans le domaine pro. Pour faire face à ce problème <text:s text:c="2"/>Elle propose des services qui lui permettent d’accompagner ces flux, <text:span text:style-name="T1">jusqu’à ce qu’ils aient une stabilité professionnelle.</text:span></text:p>
      <text:p text:style-name="P2"/>
      <text:p text:style-name="P3">Pour palier à un manque qui concerne la gestion des données information collecté lors des entretiens avec le flux. <text:span text:style-name="T2">Pour cela, elle s’attend à ce que nous lui proposions une <text:s/>application web, qui lui permettra tout d’abord de pouvoir stocker les données relatives au flux et offres enregistrées, mais aussi de pouvoir y faire une recherche optimale, qui permettrait à chaque employé d’apporté une réponse rapide et efficace au flux lors des entretiens.</text:span></text:p>
      <text:p text:style-name="P3"/>
      <text:p text:style-name="P4">Gestion des <text:span text:style-name="T3">entrevues</text:span></text:p>
      <text:p text:style-name="P5">Une vue global sur le fonction de l’association</text:p>
      <text:p text:style-name="P5">Un accompagnement optimal de chaque flux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28:57.049885852</meta:creation-date>
    <dc:date>2016-11-15T15:32:26.962790377</dc:date>
    <meta:editing-duration>PT8M48S</meta:editing-duration>
    <meta:editing-cycles>1</meta:editing-cycles>
    <meta:document-statistic meta:table-count="0" meta:image-count="0" meta:object-count="0" meta:page-count="1" meta:paragraph-count="5" meta:word-count="135" meta:character-count="854" meta:non-whitespace-character-count="721"/>
    <meta:generator>LibreOffice/5.1.4.2$Linux_X86_64 LibreOffice_project/10m0$Build-2</meta:generator>
  </office:meta>
</office:document-meta>
</file>